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vi" fo:country="VN"/>
    </style:style>
    <style:style style:name="P2" style:family="paragraph" style:parent-style-name="Standard" style:list-style-name="L2">
      <style:text-properties fo:language="vi" fo:country="VN"/>
    </style:style>
    <style:style style:name="P3" style:family="paragraph" style:parent-style-name="Standard">
      <style:paragraph-properties fo:margin-top="0.0201in" fo:margin-bottom="0in" loext:contextual-spacing="false" fo:text-align="start" style:justify-single-word="false"/>
      <style:text-properties fo:font-size="13pt" fo:language="vi" fo:country="VN" fo:font-weight="normal" style:font-size-asian="11.3000001907349pt" style:font-weight-asian="normal" style:font-size-complex="13pt" style:font-weight-complex="normal"/>
    </style:style>
    <style:style style:name="P4" style:family="paragraph" style:parent-style-name="Standard" style:list-style-name="L1">
      <style:paragraph-properties fo:margin-top="0.0201in" fo:margin-bottom="0in" loext:contextual-spacing="false" fo:text-align="start" style:justify-single-word="false"/>
      <style:text-properties fo:font-size="13pt" fo:language="vi" fo:country="VN" fo:font-weight="normal" style:font-size-asian="11.3000001907349pt" style:font-weight-asian="normal" style:font-size-complex="13pt" style:font-weight-complex="normal"/>
    </style:style>
    <style:style style:name="P5" style:family="paragraph" style:parent-style-name="Standard" style:list-style-name="L1">
      <style:paragraph-properties fo:margin-top="0.0201in" fo:margin-bottom="0in" loext:contextual-spacing="false" fo:text-align="start" style:justify-single-word="false"/>
    </style:style>
    <style:style style:name="P6" style:family="paragraph" style:parent-style-name="Heading_20_1">
      <style:paragraph-properties fo:text-align="start" style:justify-single-word="false"/>
    </style:style>
    <style:style style:name="T1" style:family="text">
      <style:text-properties officeooo:rsid="001aee73"/>
    </style:style>
    <style:style style:name="T2" style:family="text">
      <style:text-properties officeooo:rsid="001b8f62"/>
    </style:style>
    <style:style style:name="T3" style:family="text">
      <style:text-properties fo:font-size="13pt" fo:language="vi" fo:country="VN" fo:font-weight="normal" style:font-size-asian="11.3000001907349pt" style:font-weight-asian="normal" style:font-size-complex="13pt"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1d0b4d"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pp chat real-time</text:h>
      <text:p text:style-name="P3">Mô tả: Tạo <text:span text:style-name="T1">1 form cho phép người dùng đăng ký và chat với tất cả những người khác đang online trên 1 trang web.</text:span></text:p>
      <text:p text:style-name="P3">Có <text:span text:style-name="T2">2 chế độ trên 1 form:</text:span></text:p>
      <text:list xml:id="list3149311344" text:style-name="L1">
        <text:list-item>
          <text:p text:style-name="P4">Lúc chưa đăng ký tham gia chat: Thì sẽ hiển thị ra form và chỉ cần nhập user. Nếu chưa có ai đăng ký với user đó thì sẽ lập tức được vào form chat và hiển thị chế độ <text:span text:style-name="T2">2 và thực hiện các yêu cầu sau:</text:span></text:p>
          <text:list>
            <text:list-item>
              <text:p text:style-name="P4">Gửi thông báo cho tất cả những người đang trong nhóm chat là có <text:span text:style-name="T2">1 user đã kết nối</text:span></text:p>
            </text:list-item>
            <text:list-item>
              <text:p text:style-name="P4">Hiển thị form và load danh sách những người đang online</text:p>
            </text:list-item>
            <text:list-item>
              <text:p text:style-name="P4">Thêm người đang online vào danh sách những người đang online</text:p>
            </text:list-item>
          </text:list>
        </text:list-item>
        <text:list-item>
          <text:p text:style-name="P4">Khi đã đăng ký thành công thì hiển thị ra form chat.</text:p>
          <text:list>
            <text:list-item>
              <text:p text:style-name="P4">Vô form chat sẽ thấy được số người và danh sách tất cả những người đang online trên nhóm.</text:p>
            </text:list-item>
            <text:list-item>
              <text:p text:style-name="P4">Khi gõ tin nhắn thì các máy khác sẽ thấy danh sách những người đang nhập tin nhắn</text:p>
            </text:list-item>
            <text:list-item>
              <text:p text:style-name="P5"><text:span text:style-name="T3">Nếu nhập xong thì tin nhắn của bản thân sẽ nằm ở bên tay phải, và của bạn bè sẽ nằm bên tay trái</text:span></text:p>
            </text:list-item>
          </text:list>
        </text:list-item>
      </text:list>
      <text:p text:style-name="P1">Danh sách các <text:span text:style-name="T4">thư viện sử dụng:</text:span></text:p>
      <text:list xml:id="list849397314" text:style-name="L2">
        <text:list-item>
          <text:p text:style-name="P2"><text:span text:style-name="T4">jQuery</text:span></text:p>
        </text:list-item>
        <text:list-item>
          <text:p text:style-name="P2"><text:span text:style-name="T4">Bootstrap</text:span><text:span text:style-name="T5">4</text:span></text:p>
        </text:list-item>
        <text:list-item>
          <text:p text:style-name="P2"><text:span text:style-name="T5">SocketIO</text:span></text:p>
        </text:list-item>
        <text:list-item>
          <text:p text:style-name="P2"><text:span text:style-name="T5">Express</text:span></text:p>
        </text:list-item>
        <text:list-item>
          <text:p text:style-name="P2"><text:span text:style-name="T5">Gói NPM của Nodej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20:16:32.372219049</meta:creation-date>
    <dc:date>2019-06-21T20:26:45.075534080</dc:date>
    <meta:editing-duration>PT10M12S</meta:editing-duration>
    <meta:editing-cycles>7</meta:editing-cycles>
    <meta:generator>LibreOffice/6.0.7.3$Linux_X86_64 LibreOffice_project/00m0$Build-3</meta:generator>
    <meta:document-statistic meta:table-count="0" meta:image-count="0" meta:object-count="0" meta:page-count="1" meta:paragraph-count="17" meta:word-count="225" meta:character-count="957" meta:non-whitespace-character-count="762"/>
  </office:meta>
</office:document-meta>
</file>